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1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1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</style:style>
    <style:style style:name="ce1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F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F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H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R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R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9)),ISBLANK(P9)))" style:apply-style-name="cf1" style:base-cell-address="Data_Sheet.P9"/>
      <style:map style:condition="is-true-formula(msoxl:AND(NOT(ISBLANK(Q9)),ISBLANK(P9)))" style:apply-style-name="cf1" style:base-cell-address="Data_Sheet.P9"/>
      <style:map style:condition="is-true-formula(msoxl:AND(NOT(ISBLANK(Q9)),ISBLANK(P9)))" style:apply-style-name="cf1" style:base-cell-address="Data_Sheet.P9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P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R4)),ISBLANK(Q4)))" style:apply-style-name="cf1" style:base-cell-address="Data_Sheet.Q4"/>
      <style:map style:condition="is-true-formula(msoxl:AND(NOT(ISBLANK(R4)),ISBLANK(Q4)))" style:apply-style-name="cf1" style:base-cell-address="Data_Sheet.Q4"/>
      <style:map style:condition="is-true-formula(msoxl:AND(NOT(ISBLANK(R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R5)),ISBLANK(Q5)))" style:apply-style-name="cf1" style:base-cell-address="Data_Sheet.Q5"/>
      <style:map style:condition="is-true-formula(msoxl:AND(NOT(ISBLANK(R5)),ISBLANK(Q5)))" style:apply-style-name="cf1" style:base-cell-address="Data_Sheet.Q5"/>
      <style:map style:condition="is-true-formula(msoxl:AND(NOT(ISBLANK(R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  <style:map style:condition="is-true-formula(msoxl:AND(NOT(ISBLANK(Q5)),ISBLANK(P5)))" style:apply-style-name="cf1" style:base-cell-address="Data_Sheet.P5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Q5)),ISBLANK(P5)))" style:apply-style-name="cf1" style:base-cell-address="Data_Sheet.P5"/>
      <style:map style:condition="is-true-formula(msoxl:AND(NOT(ISBLANK(R6)),ISBLANK(Q6)))" style:apply-style-name="cf1" style:base-cell-address="Data_Sheet.Q6"/>
      <style:map style:condition="is-true-formula(msoxl:AND(NOT(ISBLANK(R6)),ISBLANK(Q6)))" style:apply-style-name="cf1" style:base-cell-address="Data_Sheet.Q6"/>
      <style:map style:condition="is-true-formula(msoxl:AND(NOT(ISBLANK(R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J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L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N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Y4)),ISBLANK(Z4)))" style:apply-style-name="cf1" style:base-cell-address="Data_Sheet.Z4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Z4)))" style:apply-style-name="cf1" style:base-cell-address="Data_Sheet.Z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A4)),ISBLANK(AB4)))" style:apply-style-name="cf1" style:base-cell-address="Data_Sheet.AB4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D5)),ISBLANK(E5)))" style:apply-style-name="cf1" style:base-cell-address="Data_Sheet.E5"/>
      <style:map style:condition="is-true-formula(msoxl:AND(NOT(ISBLANK(AB8)),ISBLANK(AC8)))" style:apply-style-name="cf1" style:base-cell-address="Data_Sheet.AC8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A5)),ISBLANK(AB5)))" style:apply-style-name="cf1" style:base-cell-address="Data_Sheet.AB5"/>
      <style:map style:condition="is-true-formula(msoxl:AND(NOT(ISBLANK(AC5)),ISBLANK(AB5)))" style:apply-style-name="cf1" style:base-cell-address="Data_Sheet.AB5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Y5)),ISBLANK(Z5)))" style:apply-style-name="cf1" style:base-cell-address="Data_Sheet.Z5"/>
      <style:map style:condition="is-true-formula(msoxl:AND(NOT(ISBLANK(Q4)),ISBLANK(P4)))" style:apply-style-name="cf1" style:base-cell-address="Data_Sheet.P4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Z8)))" style:apply-style-name="cf1" style:base-cell-address="Data_Sheet.Z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1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Z8)))" style:apply-style-name="cf1" style:base-cell-address="Data_Sheet.Z8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  <style:map style:condition="is-true-formula(msoxl:AND(NOT(ISBLANK(Y9)),ISBLANK(Z9)))" style:apply-style-name="cf1" style:base-cell-address="Data_Sheet.Z9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1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9">
            <text:p>Organisation name</text:p>
          </table:table-cell>
          <table:table-cell office:value-type="string" table:number-columns-spanned="1" table:number-rows-spanned="3" table:content-validation-name="val3" table:style-name="ce9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9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9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0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9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0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9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9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9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9">
            <text:p>Admin officers/admin assistants</text:p>
          </table:table-cell>
          <table:covered-table-cell/>
          <table:table-cell office:value-type="string" table:number-columns-spanned="2" table:number-rows-spanned="1" table:style-name="ce9">
            <text:p>Executive Officers</text:p>
          </table:table-cell>
          <table:covered-table-cell/>
          <table:table-cell office:value-type="string" table:number-columns-spanned="2" table:number-rows-spanned="1" table:style-name="ce9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9">
            <text:p>Grade 6/7</text:p>
          </table:table-cell>
          <table:covered-table-cell/>
          <table:table-cell office:value-type="string" table:number-columns-spanned="2" table:number-rows-spanned="1" table:style-name="ce9">
            <text:p>Senior Civil Service</text:p>
          </table:table-cell>
          <table:covered-table-cell/>
          <table:table-cell office:value-type="string" table:number-columns-spanned="2" table:number-rows-spanned="1" table:style-name="ce9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9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9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0">
            <text:p>Interim managers</text:p>
          </table:table-cell>
          <table:covered-table-cell/>
          <table:table-cell office:value-type="string" table:number-columns-spanned="2" table:number-rows-spanned="1" table:style-name="ce10">
            <text:p>Specialist Contractors</text:p>
          </table:table-cell>
          <table:covered-table-cell/>
          <table:table-cell office:value-type="string" table:number-columns-spanned="2" table:number-rows-spanned="1" table:style-name="ce10">
            <text:p>Consultants/consultancy</text:p>
          </table:table-cell>
          <table:covered-table-cell/>
          <table:table-cell office:value-type="string" table:number-columns-spanned="2" table:number-rows-spanned="1" table:style-name="ce9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9">
            <text:p>Salary</text:p>
          </table:table-cell>
          <table:table-cell office:value-type="string" table:number-columns-spanned="1" table:number-rows-spanned="2" table:style-name="ce9">
            <text:p>Allowances</text:p>
          </table:table-cell>
          <table:table-cell office:value-type="string" table:number-columns-spanned="1" table:number-rows-spanned="2" table:style-name="ce9">
            <text:p>Non-consolidated performance payments</text:p>
          </table:table-cell>
          <table:table-cell office:value-type="string" table:number-columns-spanned="1" table:number-rows-spanned="2" table:style-name="ce9">
            <text:p>Overtime</text:p>
          </table:table-cell>
          <table:table-cell office:value-type="string" table:number-columns-spanned="1" table:number-rows-spanned="2" table:style-name="ce9">
            <text:p>Employer pension contributions</text:p>
          </table:table-cell>
          <table:table-cell office:value-type="string" table:number-columns-spanned="1" table:number-rows-spanned="2" table:style-name="ce9">
            <text:p>Employer national insurance contributions</text:p>
          </table:table-cell>
          <table:table-cell office:value-type="string" table:number-columns-spanned="1" table:number-rows-spanned="2" table:style-name="ce9">
            <text:p>Total paybill for payroll staff</text:p>
          </table:table-cell>
          <table:table-cell office:value-type="string" table:number-columns-spanned="1" table:number-rows-spanned="2" table:style-name="ce9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9">
            <text:p>Total cost of consultants/</text:p>
            <text:p>consultancy</text:p>
          </table:table-cell>
          <table:table-cell office:value-type="string" table:number-columns-spanned="1" table:number-rows-spanned="2" table:style-name="ce9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3">
            <text:p>Ministerial Department</text:p>
          </table:table-cell>
          <table:table-cell office:value-type="string" table:style-name="ce15">
            <text:p>Home Office</text:p>
          </table:table-cell>
          <table:table-cell office:value-type="float" office:value="8197" table:style-name="ce23">
            <text:p>8,197</text:p>
          </table:table-cell>
          <table:table-cell office:value-type="float" office:value="7457.71" table:style-name="ce27">
            <text:p>7,458</text:p>
          </table:table-cell>
          <table:table-cell office:value-type="float" office:value="11827" table:style-name="ce36">
            <text:p>11,827</text:p>
          </table:table-cell>
          <table:table-cell office:value-type="float" office:value="11086.08" table:style-name="ce39">
            <text:p>11,086</text:p>
          </table:table-cell>
          <table:table-cell office:value-type="float" office:value="6481" table:style-name="ce88">
            <text:p>6,481</text:p>
          </table:table-cell>
          <table:table-cell office:value-type="float" office:value="6237.91" table:style-name="ce91">
            <text:p>6,238</text:p>
          </table:table-cell>
          <table:table-cell office:value-type="float" office:value="2000" table:style-name="ce95">
            <text:p>2,000</text:p>
          </table:table-cell>
          <table:table-cell office:value-type="float" office:value="1954.62" table:style-name="ce98">
            <text:p>1,955</text:p>
          </table:table-cell>
          <table:table-cell office:value-type="float" office:value="215" table:style-name="ce106">
            <text:p>215</text:p>
          </table:table-cell>
          <table:table-cell office:value-type="float" office:value="213.62" table:style-name="ce109">
            <text:p>214</text:p>
          </table:table-cell>
          <table:table-cell office:value-type="float" office:value="0" table:style-name="ce56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28720" table:content-validation-name="val3" table:style-name="ce61">
            <text:p>28,720</text:p>
          </table:table-cell>
          <table:table-cell office:value-type="float" office:value="26949.94" table:content-validation-name="val3" table:style-name="ce63">
            <text:p>26,950</text:p>
          </table:table-cell>
          <table:table-cell office:value-type="float" office:value="1107" table:style-name="ce62">
            <text:p>1,107</text:p>
          </table:table-cell>
          <table:table-cell office:value-type="float" office:value="1073.08" table:style-name="ce67">
            <text:p>1,073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1107" table:style-name="ce146">
            <text:p>1,107</text:p>
          </table:table-cell>
          <table:table-cell office:value-type="float" office:value="1073.08" table:style-name="ce145">
            <text:p>1,073</text:p>
          </table:table-cell>
          <table:table-cell office:value-type="float" office:value="29827" table:content-validation-name="val3" table:style-name="ce147">
            <text:p>29,827</text:p>
          </table:table-cell>
          <table:table-cell office:value-type="float" office:value="28023.019999999997" table:content-validation-name="val3" table:style-name="ce152">
            <text:p>28,023</text:p>
          </table:table-cell>
          <table:table-cell office:value-type="currency" office:value="66234000" table:content-validation-name="val2" table:style-name="ce7">
            <text:p>£66,234,000.00</text:p>
          </table:table-cell>
          <table:table-cell office:value-type="currency" office:value="8366000" table:content-validation-name="val2" table:style-name="ce7">
            <text:p>£8,366,000.00</text:p>
          </table:table-cell>
          <table:table-cell office:value-type="currency" office:value="140000" table:content-validation-name="val2" table:style-name="ce7">
            <text:p>£140,000.00</text:p>
          </table:table-cell>
          <table:table-cell office:value-type="currency" office:value="406000" table:content-validation-name="val2" table:style-name="ce7">
            <text:p>£406,000.00</text:p>
          </table:table-cell>
          <table:table-cell office:value-type="currency" office:value="15157000" table:content-validation-name="val2" table:style-name="ce7">
            <text:p>£15,157,000.00</text:p>
          </table:table-cell>
          <table:table-cell office:value-type="currency" office:value="5727000" table:content-validation-name="val2" table:style-name="ce7">
            <text:p>£5,727,000.00</text:p>
          </table:table-cell>
          <table:table-cell office:value-type="currency" office:value="96030000" table:style-name="ce7">
            <text:p>£96,030,000.00</text:p>
          </table:table-cell>
          <table:table-cell office:value-type="currency" office:value="3084000" table:content-validation-name="val2" table:style-name="ce7">
            <text:p>£3,084,000.00</text:p>
          </table:table-cell>
          <table:table-cell office:value-type="currency" office:value="812000" table:content-validation-name="val2" table:style-name="ce7">
            <text:p>£812,000.00</text:p>
          </table:table-cell>
          <table:table-cell office:value-type="currency" office:value="3896000" table:style-name="ce7">
            <text:p>£3,896,000.00</text:p>
          </table:table-cell>
          <table:table-cell office:value-type="currency" office:value="99926000" table:style-name="ce7">
            <text:p>£99,926,000.00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2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office:value-type="float" office:value="303" table:style-name="ce24">
            <text:p>303</text:p>
          </table:table-cell>
          <table:table-cell office:value-type="float" office:value="272.98" table:style-name="ce26">
            <text:p>273</text:p>
          </table:table-cell>
          <table:table-cell office:value-type="float" office:value="208" table:style-name="ce35">
            <text:p>208</text:p>
          </table:table-cell>
          <table:table-cell office:value-type="float" office:value="195.73" table:style-name="ce37">
            <text:p>196</text:p>
          </table:table-cell>
          <table:table-cell office:value-type="float" office:value="261" table:style-name="ce87">
            <text:p>261</text:p>
          </table:table-cell>
          <table:table-cell office:value-type="float" office:value="249.9" table:style-name="ce90">
            <text:p>250</text:p>
          </table:table-cell>
          <table:table-cell office:value-type="float" office:value="32" table:style-name="ce94">
            <text:p>32</text:p>
          </table:table-cell>
          <table:table-cell office:value-type="float" office:value="30.54" table:style-name="ce96">
            <text:p>31</text:p>
          </table:table-cell>
          <table:table-cell office:value-type="float" office:value="6" table:style-name="ce105">
            <text:p>6</text:p>
          </table:table-cell>
          <table:table-cell office:value-type="float" office:value="5.43" table:style-name="ce108">
            <text:p>5</text:p>
          </table:table-cell>
          <table:table-cell office:value-type="float" office:value="5" table:style-name="ce55">
            <text:p>5</text:p>
          </table:table-cell>
          <table:table-cell office:value-type="float" office:value="1" table:style-name="ce58">
            <text:p>1</text:p>
          </table:table-cell>
          <table:table-cell office:value-type="float" office:value="815" table:content-validation-name="val3" table:style-name="ce68">
            <text:p>815</text:p>
          </table:table-cell>
          <table:table-cell office:value-type="float" office:value="755.57999999999993" table:content-validation-name="val3" table:style-name="ce64">
            <text:p>756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4" table:style-name="ce129">
            <text:p>14</text:p>
          </table:table-cell>
          <table:table-cell office:value-type="float" office:value="14" table:style-name="ce132">
            <text:p>14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15" table:style-name="ce159">
            <text:p>15</text:p>
          </table:table-cell>
          <table:table-cell office:value-type="float" office:value="15" table:style-name="ce149">
            <text:p>15</text:p>
          </table:table-cell>
          <table:table-cell office:value-type="float" office:value="830" table:content-validation-name="val3" table:style-name="ce158">
            <text:p>830</text:p>
          </table:table-cell>
          <table:table-cell office:value-type="float" office:value="770.57999999999993" table:content-validation-name="val3" table:style-name="ce154">
            <text:p>771</text:p>
          </table:table-cell>
          <table:table-cell office:value-type="currency" office:value="1665219.2699999958" table:content-validation-name="val1" table:style-name="ce7">
            <text:p>£1,665,219.27</text:p>
          </table:table-cell>
          <table:table-cell office:value-type="currency" office:value="18588.620000000003" table:content-validation-name="val1" table:style-name="ce7">
            <text:p>£18,588.62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64678.830000000016" table:content-validation-name="val1" table:style-name="ce7">
            <text:p>£64,678.83</text:p>
          </table:table-cell>
          <table:table-cell office:value-type="currency" office:value="341933.33000000095" table:content-validation-name="val1" table:style-name="ce7">
            <text:p>£341,933.33</text:p>
          </table:table-cell>
          <table:table-cell office:value-type="currency" office:value="125581.06000000013" table:content-validation-name="val1" table:style-name="ce7">
            <text:p>£125,581.06</text:p>
          </table:table-cell>
          <table:table-cell office:value-type="currency" office:value="2216001.1099999971" table:style-name="ce7">
            <text:p>£2,216,001.11</text:p>
          </table:table-cell>
          <table:table-cell office:value-type="currency" office:value="178916" table:content-validation-name="val2" table:style-name="ce7">
            <text:p>£178,916.00</text:p>
          </table:table-cell>
          <table:table-cell office:value-type="currency" office:value="73569" table:content-validation-name="val2" table:style-name="ce7">
            <text:p>£73,569.00</text:p>
          </table:table-cell>
          <table:table-cell office:value-type="currency" office:value="252485" table:style-name="ce7">
            <text:p>£252,485.00</text:p>
          </table:table-cell>
          <table:table-cell office:value-type="currency" office:value="2468486.1099999971" table:style-name="ce7">
            <text:p>£2,468,486.11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11">
            <text:p>Executive Non-Departmental Public Body</text:p>
          </table:table-cell>
          <table:table-cell office:value-type="string" table:style-name="ce14">
            <text:p>Home Office</text:p>
          </table:table-cell>
          <table:table-cell office:value-type="float" office:value="63" table:style-name="ce22">
            <text:p>63</text:p>
          </table:table-cell>
          <table:table-cell office:value-type="float" office:value="61.837800000000001" table:style-name="ce25">
            <text:p>62</text:p>
          </table:table-cell>
          <table:table-cell office:value-type="float" office:value="55" table:style-name="ce34">
            <text:p>55</text:p>
          </table:table-cell>
          <table:table-cell office:value-type="float" office:value="54.540500000000002" table:style-name="ce38">
            <text:p>55</text:p>
          </table:table-cell>
          <table:table-cell office:value-type="float" office:value="664" table:style-name="ce89">
            <text:p>664</text:p>
          </table:table-cell>
          <table:table-cell office:value-type="float" office:value="651.63069999999993" table:style-name="ce92">
            <text:p>652</text:p>
          </table:table-cell>
          <table:table-cell office:value-type="float" office:value="59" table:style-name="ce93">
            <text:p>59</text:p>
          </table:table-cell>
          <table:table-cell office:value-type="float" office:value="58.272999999999996" table:style-name="ce97">
            <text:p>58</text:p>
          </table:table-cell>
          <table:table-cell office:value-type="float" office:value="5" table:style-name="ce107">
            <text:p>5</text:p>
          </table:table-cell>
          <table:table-cell office:value-type="float" office:value="5" table:style-name="ce110">
            <text:p>5</text:p>
          </table:table-cell>
          <table:table-cell office:value-type="float" office:value="0" table:style-name="ce57">
            <text:p>0</text:p>
          </table:table-cell>
          <table:table-cell office:value-type="float" office:value="0" table:style-name="ce59">
            <text:p>0</text:p>
          </table:table-cell>
          <table:table-cell office:value-type="float" office:value="846" table:content-validation-name="val3" table:style-name="ce68">
            <text:p>846</text:p>
          </table:table-cell>
          <table:table-cell office:value-type="float" office:value="831.28199999999993" table:content-validation-name="val3" table:style-name="ce70">
            <text:p>831</text:p>
          </table:table-cell>
          <table:table-cell office:value-type="float" office:value="52" table:style-name="ce69">
            <text:p>52</text:p>
          </table:table-cell>
          <table:table-cell office:value-type="float" office:value="52" table:style-name="ce80">
            <text:p>52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22">
            <text:p>0</text:p>
          </table:table-cell>
          <table:table-cell office:value-type="float" office:value="4" table:style-name="ce134">
            <text:p>4</text:p>
          </table:table-cell>
          <table:table-cell office:value-type="float" office:value="4" table:style-name="ce131">
            <text:p>4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56" table:style-name="ce159">
            <text:p>56</text:p>
          </table:table-cell>
          <table:table-cell office:value-type="float" office:value="56" table:style-name="ce163">
            <text:p>56</text:p>
          </table:table-cell>
          <table:table-cell office:value-type="float" office:value="902" table:content-validation-name="val3" table:style-name="ce158">
            <text:p>902</text:p>
          </table:table-cell>
          <table:table-cell office:value-type="float" office:value="887.28199999999993" table:content-validation-name="val3" table:style-name="ce153">
            <text:p>887</text:p>
          </table:table-cell>
          <table:table-cell office:value-type="currency" office:value="2275331.98" table:content-validation-name="val2" table:style-name="ce7">
            <text:p>£2,275,331.98</text:p>
          </table:table-cell>
          <table:table-cell office:value-type="currency" office:value="107930.81999999999" table:content-validation-name="val2" table:style-name="ce7">
            <text:p>£107,930.82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28001" table:content-validation-name="val2" table:style-name="ce7">
            <text:p>£28,001.00</text:p>
          </table:table-cell>
          <table:table-cell office:value-type="currency" office:value="435363.04" table:content-validation-name="val2" table:style-name="ce7">
            <text:p>£435,363.04</text:p>
          </table:table-cell>
          <table:table-cell office:value-type="currency" office:value="188651.9" table:content-validation-name="val2" table:style-name="ce7">
            <text:p>£188,651.90</text:p>
          </table:table-cell>
          <table:table-cell office:value-type="currency" office:value="3035278.7399999998" table:style-name="ce7">
            <text:p>£3,035,278.74</text:p>
          </table:table-cell>
          <table:table-cell office:value-type="currency" office:value="288324" table:content-validation-name="val2" table:style-name="ce7">
            <text:p>£288,324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288324" table:style-name="ce7">
            <text:p>£288,324.00</text:p>
          </table:table-cell>
          <table:table-cell office:value-type="currency" office:value="3323602.7399999998" table:style-name="ce7">
            <text:p>£3,323,602.74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11" table:style-name="ce29">
            <text:p>11</text:p>
          </table:table-cell>
          <table:table-cell office:value-type="float" office:value="9.6" table:style-name="ce32">
            <text:p>10</text:p>
          </table:table-cell>
          <table:table-cell office:value-type="float" office:value="8" table:style-name="ce42">
            <text:p>8</text:p>
          </table:table-cell>
          <table:table-cell office:value-type="float" office:value="7" table:style-name="ce45">
            <text:p>7</text:p>
          </table:table-cell>
          <table:table-cell office:value-type="float" office:value="41" table:style-name="ce82">
            <text:p>41</text:p>
          </table:table-cell>
          <table:table-cell office:value-type="float" office:value="39.799999999999997" table:style-name="ce85">
            <text:p>40</text:p>
          </table:table-cell>
          <table:table-cell office:value-type="float" office:value="1" table:style-name="ce101">
            <text:p>1</text:p>
          </table:table-cell>
          <table:table-cell office:value-type="float" office:value="1" table:style-name="ce104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0.8" table:style-name="ce115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62" table:content-validation-name="val3" table:style-name="ce68">
            <text:p>62</text:p>
          </table:table-cell>
          <table:table-cell office:value-type="float" office:value="58.199999999999996" table:content-validation-name="val3" table:style-name="ce52">
            <text:p>58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0" table:style-name="ce164">
            <text:p>0</text:p>
          </table:table-cell>
          <table:table-cell office:value-type="float" office:value="62" table:content-validation-name="val3" table:style-name="ce158">
            <text:p>62</text:p>
          </table:table-cell>
          <table:table-cell office:value-type="float" office:value="58.199999999999996" table:content-validation-name="val3" table:style-name="ce151">
            <text:p>58</text:p>
          </table:table-cell>
          <table:table-cell office:value-type="currency" office:value="166675" table:content-validation-name="val2" table:style-name="ce7">
            <text:p>£166,675.00</text:p>
          </table:table-cell>
          <table:table-cell office:value-type="currency" office:value="35" table:content-validation-name="val2" table:style-name="ce7">
            <text:p>£35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32117" table:content-validation-name="val2" table:style-name="ce7">
            <text:p>£32,117.00</text:p>
          </table:table-cell>
          <table:table-cell office:value-type="currency" office:value="14126" table:content-validation-name="val2" table:style-name="ce7">
            <text:p>£14,126.00</text:p>
          </table:table-cell>
          <table:table-cell office:value-type="currency" office:value="212953" table:style-name="ce7">
            <text:p>£212,953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style-name="ce7">
            <text:p>£0.00</text:p>
          </table:table-cell>
          <table:table-cell office:value-type="currency" office:value="212953" table:style-name="ce7">
            <text:p>£212,953.00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17">
            <text:p>Executive Non-Departmental Public Body</text:p>
          </table:table-cell>
          <table:table-cell office:value-type="string" table:style-name="ce20">
            <text:p>Home Office</text:p>
          </table:table-cell>
          <table:table-cell office:value-type="float" office:value="48" table:style-name="ce28">
            <text:p>48</text:p>
          </table:table-cell>
          <table:table-cell office:value-type="float" office:value="46.21" table:style-name="ce31">
            <text:p>46</text:p>
          </table:table-cell>
          <table:table-cell office:value-type="float" office:value="66" table:style-name="ce41">
            <text:p>66</text:p>
          </table:table-cell>
          <table:table-cell office:value-type="float" office:value="66" table:style-name="ce43">
            <text:p>66</text:p>
          </table:table-cell>
          <table:table-cell office:value-type="float" office:value="41" table:style-name="ce81">
            <text:p>41</text:p>
          </table:table-cell>
          <table:table-cell office:value-type="float" office:value="40" table:style-name="ce84">
            <text:p>40</text:p>
          </table:table-cell>
          <table:table-cell office:value-type="float" office:value="26" table:style-name="ce100">
            <text:p>26</text:p>
          </table:table-cell>
          <table:table-cell office:value-type="float" office:value="26" table:style-name="ce102">
            <text:p>26</text:p>
          </table:table-cell>
          <table:table-cell office:value-type="float" office:value="4" table:style-name="ce111">
            <text:p>4</text:p>
          </table:table-cell>
          <table:table-cell office:value-type="float" office:value="4" table:style-name="ce114">
            <text:p>4</text:p>
          </table:table-cell>
          <table:table-cell office:value-type="float" office:value="6" table:style-name="ce47">
            <text:p>6</text:p>
          </table:table-cell>
          <table:table-cell office:value-type="float" office:value="1.27" table:style-name="ce49">
            <text:p>1</text:p>
          </table:table-cell>
          <table:table-cell office:value-type="float" office:value="191" table:content-validation-name="val3" table:style-name="ce68">
            <text:p>191</text:p>
          </table:table-cell>
          <table:table-cell office:value-type="float" office:value="183.48000000000002" table:content-validation-name="val3" table:style-name="ce53">
            <text:p>183</text:p>
          </table:table-cell>
          <table:table-cell office:value-type="float" office:value="9" table:style-name="ce72">
            <text:p>9</text:p>
          </table:table-cell>
          <table:table-cell office:value-type="float" office:value="8.44" table:style-name="ce76">
            <text:p>8</text:p>
          </table:table-cell>
          <table:table-cell office:value-type="float" office:value="8" table:style-name="ce79">
            <text:p>8</text:p>
          </table:table-cell>
          <table:table-cell office:value-type="float" office:value="8" table:style-name="ce124">
            <text:p>8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13" table:style-name="ce141">
            <text:p>13</text:p>
          </table:table-cell>
          <table:table-cell office:value-type="float" office:value="9.15" table:style-name="ce157">
            <text:p>9</text:p>
          </table:table-cell>
          <table:table-cell office:value-type="float" office:value="30" table:style-name="ce159">
            <text:p>30</text:p>
          </table:table-cell>
          <table:table-cell office:value-type="float" office:value="25.589999999999996" table:style-name="ce161">
            <text:p>26</text:p>
          </table:table-cell>
          <table:table-cell office:value-type="float" office:value="221" table:content-validation-name="val3" table:style-name="ce158">
            <text:p>221</text:p>
          </table:table-cell>
          <table:table-cell office:value-type="float" office:value="209.07000000000002" table:content-validation-name="val3" table:style-name="ce150">
            <text:p>209</text:p>
          </table:table-cell>
          <table:table-cell office:value-type="currency" office:value="502628.31" table:content-validation-name="val1" table:style-name="ce7">
            <text:p>£502,628.31</text:p>
          </table:table-cell>
          <table:table-cell office:value-type="currency" office:value="54112.46" table:content-validation-name="val1" table:style-name="ce7">
            <text:p>£54,112.46</text:p>
          </table:table-cell>
          <table:table-cell office:value-type="currency" office:value="500" table:content-validation-name="val2" table:style-name="ce7">
            <text:p>£500.00</text:p>
          </table:table-cell>
          <table:table-cell office:value-type="currency" office:value="2717.64" table:content-validation-name="val1" table:style-name="ce7">
            <text:p>£2,717.64</text:p>
          </table:table-cell>
          <table:table-cell office:value-type="currency" office:value="18545.009999999998" table:content-validation-name="val1" table:style-name="ce7">
            <text:p>£18,545.01</text:p>
          </table:table-cell>
          <table:table-cell office:value-type="currency" office:value="47701.62" table:content-validation-name="val1" table:style-name="ce7">
            <text:p>£47,701.62</text:p>
          </table:table-cell>
          <table:table-cell office:value-type="currency" office:value="626205.04" table:style-name="ce7">
            <text:p>£626,205.04</text:p>
          </table:table-cell>
          <table:table-cell office:value-type="currency" office:value="95878.02" table:content-validation-name="val1" table:style-name="ce7">
            <text:p>£95,878.02</text:p>
          </table:table-cell>
          <table:table-cell office:value-type="currency" office:value="267486" table:content-validation-name="val2" table:style-name="ce7">
            <text:p>£267,486.00</text:p>
          </table:table-cell>
          <table:table-cell office:value-type="currency" office:value="363364.02" table:style-name="ce7">
            <text:p>£363,364.02</text:p>
          </table:table-cell>
          <table:table-cell office:value-type="currency" office:value="989569.06" table:style-name="ce7">
            <text:p>£989,569.06</text:p>
          </table:table-cell>
          <table:table-cell table:content-validation-name="val3" table:style-name="ce8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15">
            <text:p>Home Office</text:p>
          </table:table-cell>
          <table:table-cell office:value-type="float" office:value="6" table:style-name="ce30">
            <text:p>6</text:p>
          </table:table-cell>
          <table:table-cell office:value-type="float" office:value="6" table:style-name="ce33">
            <text:p>6</text:p>
          </table:table-cell>
          <table:table-cell office:value-type="float" office:value="9" table:style-name="ce40">
            <text:p>9</text:p>
          </table:table-cell>
          <table:table-cell office:value-type="float" office:value="8.01" table:style-name="ce44">
            <text:p>8</text:p>
          </table:table-cell>
          <table:table-cell office:value-type="float" office:value="51" table:style-name="ce83">
            <text:p>51</text:p>
          </table:table-cell>
          <table:table-cell office:value-type="float" office:value="50.61" table:style-name="ce86">
            <text:p>51</text:p>
          </table:table-cell>
          <table:table-cell office:value-type="float" office:value="2" table:style-name="ce99">
            <text:p>2</text:p>
          </table:table-cell>
          <table:table-cell office:value-type="float" office:value="1.59" table:style-name="ce103">
            <text:p>2</text:p>
          </table:table-cell>
          <table:table-cell office:value-type="float" office:value="1" table:style-name="ce113">
            <text:p>1</text:p>
          </table:table-cell>
          <table:table-cell office:value-type="float" office:value="1" table:style-name="ce116">
            <text:p>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69" table:content-validation-name="val3" table:style-name="ce54">
            <text:p>69</text:p>
          </table:table-cell>
          <table:table-cell office:value-type="float" office:value="67.210000000000008" table:content-validation-name="val3" table:style-name="ce54">
            <text:p>67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69" table:content-validation-name="val3" table:style-name="ce162">
            <text:p>69</text:p>
          </table:table-cell>
          <table:table-cell office:value-type="float" office:value="67.210000000000008" table:content-validation-name="val3" table:style-name="ce162">
            <text:p>67</text:p>
          </table:table-cell>
          <table:table-cell office:value-type="currency" office:value="175372" table:content-validation-name="val2" table:style-name="ce7">
            <text:p>£175,372.00</text:p>
          </table:table-cell>
          <table:table-cell office:value-type="currency" office:value="7558.5" table:content-validation-name="val2" table:style-name="ce7">
            <text:p>£7,558.5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35075.56" table:content-validation-name="val2" table:style-name="ce7">
            <text:p>£35,075.56</text:p>
          </table:table-cell>
          <table:table-cell office:value-type="currency" office:value="14634.37" table:content-validation-name="val2" table:style-name="ce7">
            <text:p>£14,634.37</text:p>
          </table:table-cell>
          <table:table-cell office:value-type="currency" office:value="232640.43" table:style-name="ce7">
            <text:p>£232,640.43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content-validation-name="val2" table:style-name="ce7">
            <text:p>£0.00</text:p>
          </table:table-cell>
          <table:table-cell office:value-type="currency" office:value="0" table:style-name="ce7">
            <text:p>£0.00</text:p>
          </table:table-cell>
          <table:table-cell office:value-type="currency" office:value="232640.43" table:style-name="ce7">
            <text:p>£232,640.43</text:p>
          </table:table-cell>
          <table:table-cell table:content-validation-name="val3" table:style-name="ce8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James Birks</dc:creator>
    <meta:creation-date>2012-07-18T14:50:11Z</meta:creation-date>
    <dc:date>2015-11-25T09:48:59Z</dc:date>
  </office:meta>
</office:document-meta>
</file>